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12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13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14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15" style:family="paragraph" style:parent-style-name="Table_20_Contents">
      <style:text-properties officeooo:rsid="00073def" officeooo:paragraph-rsid="00073def"/>
    </style:style>
    <style:style style:name="P16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7" style:family="paragraph" style:parent-style-name="Table_20_Contents">
      <style:text-properties officeooo:rsid="0009ede1" officeooo:paragraph-rsid="0009ede1"/>
    </style:style>
    <style:style style:name="P18" style:family="paragraph" style:parent-style-name="Table_20_Contents">
      <style:text-properties fo:color="#ff3333" officeooo:rsid="0009ede1" officeooo:paragraph-rsid="0009ede1" fo:background-color="transparent"/>
    </style:style>
    <style:style style:name="P19" style:family="paragraph" style:parent-style-name="Table_20_Contents">
      <style:text-properties fo:color="#ff3333" officeooo:rsid="00073def" officeooo:paragraph-rsid="00073def" fo:background-color="transparent"/>
    </style:style>
    <style:style style:name="P20" style:family="paragraph" style:parent-style-name="Table_20_Contents">
      <style:text-properties officeooo:rsid="000b6ddf" officeooo:paragraph-rsid="000b6ddf"/>
    </style:style>
    <style:style style:name="P21" style:family="paragraph" style:parent-style-name="Table_20_Contents">
      <style:text-properties officeooo:rsid="000d3806" officeooo:paragraph-rsid="000d3806"/>
    </style:style>
    <style:style style:name="P22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3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4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25" style:family="paragraph" style:parent-style-name="Table_20_Contents">
      <style:text-properties officeooo:rsid="000fac3d" officeooo:paragraph-rsid="000fac3d"/>
    </style:style>
    <style:style style:name="P26" style:family="paragraph" style:parent-style-name="Table_20_Contents">
      <style:text-properties officeooo:rsid="00107167" officeooo:paragraph-rsid="00107167"/>
    </style:style>
    <style:style style:name="P27" style:family="paragraph" style:parent-style-name="Table_20_Contents">
      <style:text-properties officeooo:rsid="0012366d" officeooo:paragraph-rsid="0012366d"/>
    </style:style>
    <style:style style:name="P28" style:family="paragraph" style:parent-style-name="Table_20_Contents">
      <style:text-properties officeooo:rsid="0013d290" officeooo:paragraph-rsid="0013d290"/>
    </style:style>
    <style:style style:name="P29" style:family="paragraph" style:parent-style-name="Table_20_Contents">
      <style:text-properties officeooo:rsid="001419d6" officeooo:paragraph-rsid="001419d6"/>
    </style:style>
    <style:style style:name="P30" style:family="paragraph" style:parent-style-name="Table_20_Contents">
      <style:text-properties officeooo:rsid="0014a5df" officeooo:paragraph-rsid="0014a5df"/>
    </style:style>
    <style:style style:name="P31" style:family="paragraph" style:parent-style-name="Table_20_Contents">
      <style:text-properties officeooo:rsid="0014bfae" officeooo:paragraph-rsid="0014bfae"/>
    </style:style>
    <style:style style:name="P32" style:family="paragraph" style:parent-style-name="Table_20_Contents">
      <style:text-properties officeooo:rsid="0017e176" officeooo:paragraph-rsid="0017e176"/>
    </style:style>
    <style:style style:name="P33" style:family="paragraph" style:parent-style-name="Table_20_Contents">
      <style:text-properties officeooo:rsid="00197a9a" officeooo:paragraph-rsid="00197a9a"/>
    </style:style>
    <style:style style:name="P34" style:family="paragraph" style:parent-style-name="Table_20_Contents">
      <style:text-properties fo:color="#000000"/>
    </style:style>
    <style:style style:name="P35" style:family="paragraph" style:parent-style-name="Table_20_Contents">
      <style:text-properties fo:color="#000000" officeooo:rsid="00109664" officeooo:paragraph-rsid="00109664"/>
    </style:style>
    <style:style style:name="P36" style:family="paragraph" style:parent-style-name="Table_20_Contents">
      <style:text-properties fo:color="#000000" officeooo:rsid="00197a9a" officeooo:paragraph-rsid="00197a9a"/>
    </style:style>
    <style:style style:name="P37" style:family="paragraph" style:parent-style-name="Table_20_Contents">
      <style:text-properties officeooo:rsid="001c24c5" officeooo:paragraph-rsid="001c24c5"/>
    </style:style>
    <style:style style:name="P38" style:family="paragraph" style:parent-style-name="Table_20_Contents">
      <style:text-properties officeooo:rsid="001d928b" officeooo:paragraph-rsid="001d928b"/>
    </style:style>
    <style:style style:name="P39" style:family="paragraph" style:parent-style-name="Table_20_Contents">
      <style:text-properties officeooo:rsid="001f6601" officeooo:paragraph-rsid="001f6601"/>
    </style:style>
    <style:style style:name="P40" style:family="paragraph" style:parent-style-name="Table_20_Contents">
      <style:text-properties officeooo:rsid="00213ea9" officeooo:paragraph-rsid="00213ea9"/>
    </style:style>
    <style:style style:name="P41" style:family="paragraph" style:parent-style-name="Table_20_Contents">
      <style:text-properties officeooo:rsid="002229aa" officeooo:paragraph-rsid="002229aa"/>
    </style:style>
    <style:style style:name="P42" style:family="paragraph" style:parent-style-name="Table_20_Contents">
      <style:text-properties officeooo:rsid="0023482e" officeooo:paragraph-rsid="0023482e"/>
    </style:style>
    <style:style style:name="P43" style:family="paragraph" style:parent-style-name="Table_20_Contents">
      <style:text-properties officeooo:rsid="0023482e" officeooo:paragraph-rsid="0024a9ee"/>
    </style:style>
    <style:style style:name="P44" style:family="paragraph" style:parent-style-name="Table_20_Contents">
      <style:text-properties officeooo:rsid="0024a9ee" officeooo:paragraph-rsid="0024a9ee"/>
    </style:style>
    <style:style style:name="P45" style:family="paragraph" style:parent-style-name="Table_20_Contents">
      <style:text-properties officeooo:rsid="0025975d" officeooo:paragraph-rsid="0025975d"/>
    </style:style>
    <style:style style:name="P46" style:family="paragraph" style:parent-style-name="Table_20_Contents">
      <style:text-properties officeooo:rsid="0027f6cf" officeooo:paragraph-rsid="0027f6cf"/>
    </style:style>
    <style:style style:name="P47" style:family="paragraph" style:parent-style-name="Table_20_Contents">
      <style:text-properties officeooo:rsid="0029e863" officeooo:paragraph-rsid="0029e863"/>
    </style:style>
    <style:style style:name="P48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P49" style:family="paragraph" style:parent-style-name="Standard" style:list-style-name="L1">
      <style:text-properties officeooo:rsid="00107167" officeooo:paragraph-rsid="00107167"/>
    </style:style>
    <style:style style:name="P50" style:family="paragraph" style:parent-style-name="Standard" style:list-style-name="L1">
      <style:text-properties officeooo:rsid="00107167" officeooo:paragraph-rsid="002ce88f"/>
    </style:style>
    <style:style style:name="P51" style:family="paragraph" style:parent-style-name="Standard" style:list-style-name="L1">
      <style:text-properties officeooo:rsid="0012366d" officeooo:paragraph-rsid="0012366d"/>
    </style:style>
    <style:style style:name="P52" style:family="paragraph" style:parent-style-name="Standard" style:list-style-name="L1">
      <style:text-properties officeooo:rsid="0025975d" officeooo:paragraph-rsid="0025975d"/>
    </style:style>
    <style:style style:name="P53" style:family="paragraph" style:parent-style-name="Table_20_Contents" style:list-style-name="L1">
      <style:text-properties officeooo:rsid="0013d290" officeooo:paragraph-rsid="0013d290"/>
    </style:style>
    <style:style style:name="P54" style:family="paragraph" style:parent-style-name="Table_20_Contents" style:list-style-name="L1">
      <style:text-properties officeooo:rsid="0025975d" officeooo:paragraph-rsid="0025975d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105583"/>
    </style:style>
    <style:style style:name="T8" style:family="text">
      <style:text-properties officeooo:rsid="0027305e"/>
    </style:style>
    <style:style style:name="T9" style:family="text">
      <style:text-properties officeooo:rsid="0029f0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4">rot</text:span><text:span text:style-name="T5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Begriff</text:p>
          </table:table-cell>
          <table:table-cell table:style-name="Table1.A1" office:value-type="string">
            <text:p text:style-name="P16">Übergeordnete Kategorie</text:p>
          </table:table-cell>
          <table:table-cell table:style-name="Table1.A1" office:value-type="string">
            <text:p text:style-name="P16"><text:span text:style-name="T6">Optionale </text:span>Anmerkung</text:p>
          </table:table-cell>
          <table:table-cell table:style-name="Table1.E1" office:value-type="string">
            <text:p text:style-name="P16">Ebene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P15">Kein Menüpunkt, sondern nur Link</text:p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9">Geräteregistrierung</text:p>
          </table:table-cell>
          <table:table-cell table:style-name="Table1.A2" office:value-type="string">
            <text:p text:style-name="P18">Mein RZ-Account / WLAN</text:p>
          </table:table-cell>
          <table:table-cell table:style-name="Table1.A2" office:value-type="string">
            <text:p text:style-name="P18">Eventuell nur Link</text:p>
          </table:table-cell>
          <table:table-cell table:style-name="Table1.E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0 / 1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3">Wird nicht übernommen</text:p>
          </table:table-cell>
          <table:table-cell table:style-name="Table1.A2" office:value-type="string">
            <text:p text:style-name="P20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20">CIP-Pools</text:p>
          </table:table-cell>
          <table:table-cell table:style-name="Table1.A2" office:value-type="string">
            <text:p text:style-name="P21">Als Inhalt der Top-Level-Seite</text:p>
          </table:table-cell>
          <table:table-cell table:style-name="Table1.E2" office:value-type="string">
            <text:p text:style-name="P21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2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P21"><text:span text:style-name="T7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5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0">Formulare und Anträge</text:p>
          </table:table-cell>
          <table:table-cell table:style-name="Table1.A2" office:value-type="string">
            <text:p text:style-name="P36">Verwaltung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8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0">Dienste</text:p>
          </table:table-cell>
          <table:table-cell table:style-name="Table1.A2" office:value-type="string">
            <text:p text:style-name="P30">Unterpunkte nur mit Slider im Inhalt</text:p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1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Regensburg<text:bookmark-end text:name="__DdeLink__2132_399299743"/></text:p>
          </table:table-cell>
          <table:table-cell table:style-name="Table1.A2" office:value-type="string">
            <text:p text:style-name="P31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1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2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2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P37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38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39">Dienste</text:p>
          </table:table-cell>
          <table:table-cell table:style-name="Table1.A2" office:value-type="string">
            <text:p text:style-name="P39">Kombination mit ID: 19</text:p>
          </table:table-cell>
          <table:table-cell table:style-name="Table1.E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40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0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1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41">Drucken</text:p>
          </table:table-cell>
          <table:table-cell table:style-name="Table1.A2" office:value-type="string">
            <text:p text:style-name="P42">Kategorie in <text:span text:style-name="T3">Drucken und Fax</text:span> umbenennen?</text:p>
          </table:table-cell>
          <table:table-cell table:style-name="Table1.E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2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ext:soft-page-break/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2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2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3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44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45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46">Software</text:p>
          </table:table-cell>
          <table:table-cell table:style-name="Table1.A2" office:value-type="string">
            <text:p text:style-name="P46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75</text:p>
          </table:table-cell>
          <table:table-cell table:style-name="Table1.A2" office:value-type="string">
            <text:p text:style-name="P12">Benutzersuche</text:p>
          </table:table-cell>
          <table:table-cell table:style-name="Table1.A2" office:value-type="string">
            <text:p text:style-name="P48">Verwaltung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12">76</text:p>
          </table:table-cell>
          <table:table-cell table:style-name="Table1.A2" office:value-type="string">
            <text:p text:style-name="P12">Benutzeranträge</text:p>
          </table:table-cell>
          <table:table-cell table:style-name="Table1.A2" office:value-type="string">
            <text:p text:style-name="P14">Verwaltung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77</text:p>
          </table:table-cell>
          <table:table-cell table:style-name="Table1.A2" office:value-type="string">
            <text:p text:style-name="P13">Posterdruck</text:p>
          </table:table-cell>
          <table:table-cell table:style-name="Table1.A2" office:value-type="string">
            <text:p text:style-name="P14">Drucken</text:p>
          </table:table-cell>
          <table:table-cell table:style-name="Table1.A2" office:value-type="string">
            <text:p text:style-name="P46"/>
          </table:table-cell>
          <table:table-cell table:style-name="Table1.E2" office:value-type="string">
            <text:p text:style-name="P47">1</text:p>
          </table:table-cell>
        </table:table-row>
      </table:table>
      <text:p text:style-name="P1"/>
      <text:p text:style-name="P1"/>
      <text:p text:style-name="P8">Top-Level-Kategorien:</text:p>
      <text:list xml:id="list7378171428781248956" text:style-name="L1">
        <text:list-item>
          <text:p text:style-name="P49">Mein RZ-Account</text:p>
        </text:list-item>
        <text:list-item>
          <text:p text:style-name="P50">Drucken <text:span text:style-name="T9">und Fax</text:span></text:p>
        </text:list-item>
        <text:list-item>
          <text:p text:style-name="P49">E-Mail</text:p>
        </text:list-item>
        <text:list-item>
          <text:p text:style-name="P49">C<text:span text:style-name="T8">IP</text:span>-Pools</text:p>
        </text:list-item>
        <text:list-item>
          <text:p text:style-name="P49">Software</text:p>
        </text:list-item>
        <text:list-item>
          <text:p text:style-name="P49">FAQ</text:p>
        </text:list-item>
        <text:list-item>
          <text:p text:style-name="P51">Dienste</text:p>
        </text:list-item>
        <text:list-item>
          <text:p text:style-name="P52">Verwaltung</text:p>
        </text:list-item>
        <text:list-item>
          <text:p text:style-name="P53">WLAN und Internetzugang</text:p>
        </text:list-item>
        <text:list-item>
          <text:p text:style-name="P54">Lehre und Fortbildung</text:p>
        </text:list-item>
        <text:list-item>
          <text:p text:style-name="P54">Über u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0T13:04:55.204846054</dc:date>
    <meta:editing-duration>PT2H24M36S</meta:editing-duration>
    <meta:editing-cycles>32</meta:editing-cycles>
    <meta:generator>LibreOffice/4.4.2.2$Linux_x86 LibreOffice_project/40m0$Build-2</meta:generator>
    <meta:document-statistic meta:table-count="1" meta:image-count="0" meta:object-count="0" meta:page-count="4" meta:paragraph-count="335" meta:word-count="603" meta:character-count="3899" meta:non-whitespace-character-count="3613"/>
  </office:meta>
</office:document-meta>
</file>